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07da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d70c0" officeooo:paragraph-rsid="003d70c0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e42b1" officeooo:paragraph-rsid="003e42b1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e42b1" officeooo:paragraph-rsid="00403fc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03fc2" officeooo:paragraph-rsid="00413251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2783c" officeooo:paragraph-rsid="0042783c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1fe037" officeooo:paragraph-rsid="001fe037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3bc11" officeooo:paragraph-rsid="0043bc11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407da" officeooo:paragraph-rsid="004407da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e42b1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d70c0" officeooo:paragraph-rsid="003d70c0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42783c" officeooo:paragraph-rsid="0042783c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fo:background-color="#ff0000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42783c" officeooo:paragraph-rsid="0042783c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d70c0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normal" officeooo:rsid="0042783c" officeooo:paragraph-rsid="0042783c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413251"/>
    </style:style>
    <style:style style:name="P35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41325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43bc11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215f24" fo:background-color="transparent" loext:char-shading-value="0" style:font-weight-asian="bold" style:font-weight-complex="bold"/>
    </style:style>
    <style:style style:name="T10" style:family="text">
      <style:text-properties fo:font-weight="bold" officeooo:rsid="0021c74e" fo:background-color="transparent" loext:char-shading-value="0" style:font-weight-asian="bold" style:font-weight-complex="bold"/>
    </style:style>
    <style:style style:name="T11" style:family="text">
      <style:text-properties fo:font-weight="bold" officeooo:rsid="00231850" fo:background-color="transparent" loext:char-shading-value="0" style:font-weight-asian="bold" style:font-weight-complex="bold"/>
    </style:style>
    <style:style style:name="T12" style:family="text">
      <style:text-properties fo:font-weight="bold" officeooo:rsid="0023c944" fo:background-color="transparent" loext:char-shading-value="0" style:font-weight-asian="bold" style:font-weight-complex="bold"/>
    </style:style>
    <style:style style:name="T13" style:family="text">
      <style:text-properties fo:font-weight="bold" officeooo:rsid="0030820d" fo:background-color="transparent" loext:char-shading-value="0" style:font-weight-asian="bold" style:font-weight-complex="bold"/>
    </style:style>
    <style:style style:name="T14" style:family="text">
      <style:text-properties officeooo:rsid="001fe094"/>
    </style:style>
    <style:style style:name="T15" style:family="text">
      <style:text-properties officeooo:rsid="00215f24"/>
    </style:style>
    <style:style style:name="T16" style:family="text">
      <style:text-properties officeooo:rsid="00231850"/>
    </style:style>
    <style:style style:name="T17" style:family="text">
      <style:text-properties officeooo:rsid="0023c944"/>
    </style:style>
    <style:style style:name="T18" style:family="text">
      <style:text-properties officeooo:rsid="00261bc4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9024f"/>
    </style:style>
    <style:style style:name="T21" style:family="text">
      <style:text-properties officeooo:rsid="00293b7b"/>
    </style:style>
    <style:style style:name="T22" style:family="text">
      <style:text-properties officeooo:rsid="00317553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43ba6" style:font-weight-asian="normal" style:font-weight-complex="normal"/>
    </style:style>
    <style:style style:name="T25" style:family="text">
      <style:text-properties fo:font-weight="normal" officeooo:rsid="0033ecfe" style:font-weight-asian="normal" style:font-weight-complex="normal"/>
    </style:style>
    <style:style style:name="T26" style:family="text">
      <style:text-properties fo:font-weight="normal" officeooo:rsid="0038a590" style:font-weight-asian="normal" style:font-weight-complex="normal"/>
    </style:style>
    <style:style style:name="T27" style:family="text">
      <style:text-properties fo:font-weight="normal" officeooo:rsid="004407da" style:font-weight-asian="normal" style:font-weight-complex="normal"/>
    </style:style>
    <style:style style:name="T28" style:family="text">
      <style:text-properties fo:font-weight="normal" officeooo:rsid="0047a7d1" style:font-weight-asian="normal" style:font-weight-complex="normal"/>
    </style:style>
    <style:style style:name="T29" style:family="text">
      <style:text-properties fo:font-weight="normal" officeooo:rsid="0047fabe" style:font-weight-asian="normal" style:font-weight-complex="normal"/>
    </style:style>
    <style:style style:name="T30" style:family="text">
      <style:text-properties officeooo:rsid="00343ba6"/>
    </style:style>
    <style:style style:name="T31" style:family="text">
      <style:text-properties officeooo:rsid="0038a590"/>
    </style:style>
    <style:style style:name="T32" style:family="text">
      <style:text-properties officeooo:rsid="003d70c0"/>
    </style:style>
    <style:style style:name="T33" style:family="text">
      <style:text-properties officeooo:rsid="003e42b1"/>
    </style:style>
    <style:style style:name="T34" style:family="text">
      <style:text-properties officeooo:rsid="00403fc2"/>
    </style:style>
    <style:style style:name="T35" style:family="text">
      <style:text-properties officeooo:rsid="0042783c"/>
    </style:style>
    <style:style style:name="T36" style:family="text">
      <style:text-properties officeooo:rsid="0015f06d"/>
    </style:style>
    <style:style style:name="T37" style:family="text">
      <style:text-properties officeooo:rsid="0043bc11"/>
    </style:style>
    <style:style style:name="T38" style:family="text">
      <style:text-properties officeooo:rsid="004407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ogicaAlgoritmoJavaScript</text:p>
      <text:p text:style-name="P31"><text:span text:style-name="T2">$</text:span><text:span text:style-name="T1">npm install readline-sync</text:span> →<text:span text:style-name="T20"> para o terminal aceitar input no node.js</text:span></text:p>
      <text:p text:style-name="P22">COMANDOS DE ENTRADA/SAÍDA E VARIÁVEIS</text:p>
      <text:p text:style-name="P10"><text:span text:style-name="T1">ex001 </text:span><text:span text:style-name="T23">→ MENSAGEM: Desenvolva um programa que pergunte qual </text:span><text:span text:style-name="T28">é</text:span><text:span text:style-name="T23"> o nome do usuário e no final mostre uma mensagem com o nome do usuário que foi digitado. Use o comando de entra e saída “console.log”.</text:span></text:p>
      <text:p text:style-name="P10"><text:span text:style-name="T1">ex002 </text:span><text:span text:style-name="T23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23"> → MEDIA: Desenvola um programa que solicite ao usuário digitar dois números e no final apresente o resultado da média entre os dois números.</text:span></text:p>
      <text:p text:style-name="P22">OPERADORES LÓGICOS</text:p>
      <text:p text:style-name="P10"><text:span text:style-name="T1">ex004 </text:span><text:span text:style-name="T23">→ TESTE DOS TRIANGULOS: Desenvolva um programa que solicite ao usuário digitar o valor de três lados de uma forma geométrica. </text:span><text:span text:style-name="T24">O programa deverá informar se o valores digitados pelo usuário forma</text:span><text:span text:style-name="T29">m</text:span><text:span text:style-name="T24"> um triângulo, se esse triângulo é equilátero ou escaleno. Dica: Só irá existir um triângulo se, somente se, os seus lados obedeceram à seguinte regra: um de seus lados deve ser maior que o valor absoluto (módulo) da diferença dos outros dois lados e menor que a soma dos outros dois lados. <text:s/>Para ser equilátero, todos os lados devem ser iguais. E para ser escaleno todos os lados devem ser diferentes um do outro.</text:span></text:p>
      <text:p text:style-name="P23"><text:span text:style-name="T30">E</text:span>XERCÍCIOS DA <text:s/>CREUZA</text:p>
      <text:p text:style-name="P11"><text:span text:style-name="T1">ex005</text:span><text:span text:style-name="T23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23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23">→ </text:span><text:span text:style-name="T25">TEMPERATURA DA CREUZA: </text:span><text:span text:style-name="T23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23">→ IMPOSTO DA CREUZA: Creuza Comprou muita muamba e quer saber quanto vai pagar de imposto.</text:span></text:p>
      <text:p text:style-name="P12"><text:span text:style-name="T6">ex009 </text:span><text:span text:style-name="T26">→ </text:span><text:span text:style-name="T23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4">ESTRUTURAS CONDICIONAIS <text:span text:style-name="T31">SIMPLES</text:span></text:p>
      <text:p text:style-name="P13"><text:span text:style-name="T1">ex010 </text:span>→ CÁLCULO IDADE: Construa um programa em que o usuário digite o ano em que nasceu. O programa deve mostrar uma mensagem dizendo o ano atual e a idade do usuário. Caso a idade seja maior do que 20 anos, apresente também uma mensagem dizendo que o usuário já terá atingido a maioridade.</text:p>
      <text:p text:style-name="P32">ESTRUTURAS CONDICIONAIS <text:span text:style-name="T32">COMPOSTA</text:span></text:p>
      <text:p text:style-name="P13"><text:span text:style-name="T1">ex011</text:span> → PAR OU IMPAR: Elabore um program em que o usuário digite um valor e o programa mostre uma mensagem dizendo se o número é PAR ou ÍMPAR.</text:p>
      <text:p text:style-name="P13"><text:soft-page-break/><text:span text:style-name="T1">ex012 </text:span>→ IMC: Crie um programa em que o usuário digite o seu peso, em kilos e a sua altura, em metros. O programa deve calcular o IMC do usuário e no final deverá mostrar se ele está dentro do peso ideal, ou fora do peso ideal. Considere a faixa de peso ideal o IMC entre 18.5 e 25.</text:p>
      <text:p text:style-name="P13"><text:span text:style-name="T1">ex013 </text:span>→ <text:span text:style-name="T33">APTO CARTEIRA: Desenvolva um programa em que o usuário digite o seu ano de nascimento e no final o programa deve mostrar uma mensagem informando se o usuário está apto ou inápto para tirar a carteira de trânsito.</text:span></text:p>
      <text:p text:style-name="P14"><text:span text:style-name="T1">ex014 </text:span>→ ALUNO APROVADO REPROVADO: Elabore um programa em que o usuário digite o valor de duas notas. O programa deve calcular a média entre essas notas e mostrar ao final o valor da média e se o aluno está aprovado ou reprovado. Considerando aprovado com média maior ou igual a 7.</text:p>
      <text:p text:style-name="P25">ESTRUTURAS CONDICIONAIS <text:span text:style-name="T32">COMPOSTA ANINHADA</text:span></text:p>
      <text:p text:style-name="P15"><text:span text:style-name="T1">ex015 </text:span>→ ALUNO APROVADO REPROVADO 02: <text:span text:style-name="T34">Faça</text:span> um programa em que o usuário digite o valor de duas notas. O programa deve calcular a média entre essas notas e mostrar ao final o valor da média e se o aluno está aprovado, <text:span text:style-name="T34">em recuperação</text:span> ou reprovado. Considerando aprovado com média maior ou igual a 7, <text:span text:style-name="T34">em recuperação com média entre 5 e 7, e preprovado com nota menor do que 5</text:span>.</text:p>
      <text:p text:style-name="P16"><text:span text:style-name="T1">ex016</text:span> → IMC 02: <text:span text:style-name="T32">Crie um programa em que o usuário digite o seu peso, em kilos e a sua altura, em metros. O programa deve calcular o IMC do usuário e no final deverá classificar o seu IMC de acordo com a seguinte tabela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5">IMC</text:p>
          </table:table-cell>
          <table:covered-table-cell/>
        </table:table-row>
        <table:table-row>
          <table:table-cell table:style-name="Tabela1.A2" office:value-type="string">
            <text:p text:style-name="P34">Menor que 17</text:p>
          </table:table-cell>
          <table:table-cell table:style-name="Tabela1.B2" office:value-type="string">
            <text:p text:style-name="P34">MUITO ABAIXO DO PESO</text:p>
          </table:table-cell>
        </table:table-row>
        <table:table-row>
          <table:table-cell table:style-name="Tabela1.A2" office:value-type="string">
            <text:p text:style-name="P34">Maior igual a 17 e menor que 18.5</text:p>
          </table:table-cell>
          <table:table-cell table:style-name="Tabela1.B2" office:value-type="string">
            <text:p text:style-name="P34">ABAIXO DO PESO</text:p>
          </table:table-cell>
        </table:table-row>
        <table:table-row>
          <table:table-cell table:style-name="Tabela1.A2" office:value-type="string">
            <text:p text:style-name="P34">Maior igual a 18.5 e menor que 25</text:p>
          </table:table-cell>
          <table:table-cell table:style-name="Tabela1.B2" office:value-type="string">
            <text:p text:style-name="P34">PESO IDEAL</text:p>
          </table:table-cell>
        </table:table-row>
        <table:table-row>
          <table:table-cell table:style-name="Tabela1.A2" office:value-type="string">
            <text:p text:style-name="P34">Maior igual a 25 e menor que 30</text:p>
          </table:table-cell>
          <table:table-cell table:style-name="Tabela1.B2" office:value-type="string">
            <text:p text:style-name="P34">SOBREPESO</text:p>
          </table:table-cell>
        </table:table-row>
        <table:table-row>
          <table:table-cell table:style-name="Tabela1.A2" office:value-type="string">
            <text:p text:style-name="P34">Maior igual a 30 e menor que 35</text:p>
          </table:table-cell>
          <table:table-cell table:style-name="Tabela1.B2" office:value-type="string">
            <text:p text:style-name="P34">OBESIDADE</text:p>
          </table:table-cell>
        </table:table-row>
        <table:table-row>
          <table:table-cell table:style-name="Tabela1.A2" office:value-type="string">
            <text:p text:style-name="P34">Maior igual a 35 e menor que 40</text:p>
          </table:table-cell>
          <table:table-cell table:style-name="Tabela1.B2" office:value-type="string">
            <text:p text:style-name="P34">OBESIDADE SEVERA</text:p>
          </table:table-cell>
        </table:table-row>
        <table:table-row>
          <table:table-cell table:style-name="Tabela1.A2" office:value-type="string">
            <text:p text:style-name="P34">Maior igual a 40</text:p>
          </table:table-cell>
          <table:table-cell table:style-name="Tabela1.B2" office:value-type="string">
            <text:p text:style-name="P34">OBESIDADE MORBIDA</text:p>
          </table:table-cell>
        </table:table-row>
      </table:table>
      <text:p text:style-name="P17"><text:span text:style-name="T1">ex017 </text:span>→ DEPENDENTES FUNCIONA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7"><text:span text:style-name="T1">ex018 </text:span>→ <text:span text:style-name="T36">APROVEITAMENTO DE UM ALUNO: </text:span>Crie <text:span text:style-name="T36">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</text:span><text:soft-page-break/><text:span text:style-name="T36">for maior ou igual a um, aproveitamento E; e se a nota for menor do que </text:span>1<text:span text:style-name="T36">, aproveitamento F.</text:span></text:p>
      <text:p text:style-name="P17"><text:span text:style-name="T1">ex019 </text:span>→ BANGU x MADUREIRA: Elabore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7">ESTRUTURAS DE ESCOLHA “switch”</text:p>
      <text:p text:style-name="P17"><text:span text:style-name="T1">ex020</text:span> → CRIANÇA ESPERANÇA: Desenvolva um programa em que o usuário escolha quanto será a sua doação e no final o programa apresente uma mensagem de quanto foi a doação. Dica de página inicial: </text:p>
      <text:p text:style-name="P30">"Muito Obrigado por ajudar "</text:p>
      <text:p text:style-name="P33">"[1] para doar R$10 "</text:p>
      <text:p text:style-name="P33">"[2] para doar R$25 "</text:p>
      <text:p text:style-name="P33">"[3] para doas R$50 "</text:p>
      <text:p text:style-name="P33">"[4] para doar outros valores "</text:p>
      <text:p text:style-name="P33">"[5] para cancelar "</text:p>
      <text:p text:style-name="P33">Caso o usuário escolha “outros valores” o programa deverá informa no final quanto foi esse valor, conforme o valor inserido pelo usuário.</text:p>
      <text:p text:style-name="P26">ESTRUTURAS DE REPETIÇÃO - “<text:span text:style-name="T35">while”</text:span></text:p>
      <text:p text:style-name="P18"><text:span text:style-name="T7">ex021</text:span><text:span text:style-name="T37"> → </text:span>CONTE ATÉ 10: <text:span text:style-name="T37">Faça</text:span> um programa que conte de 0 até 10. Use a estrutura de repetição “<text:span text:style-name="T37">while</text:span>”.</text:p>
      <text:p text:style-name="P19"><text:span text:style-name="T1">ex022 </text:span>→ CONTE DE 10 ATÉ 0: Construa um programa que conte de 10 até 0. Use a estrutura de repetição “while”.</text:p>
      <text:p text:style-name="P19"><text:span text:style-name="T1">ex023 </text:span>→ CONTE DE 0 ATÉ ONDE QUISER: Elabore um programa que conte de 0 até onde quiser. O usuário também deve escolher de quanto será o pulo. Use a estrutura de repetição “while”.</text:p>
      <text:p text:style-name="P19"><text:span text:style-name="T1">ex024 </text:span>→ SOMADOR NUMÉRICO: Desenvolva um programa em que o usuário digite cinco valores e no final o programa apresente a soma total dos valores digitados. Use a estrutura de repetição “while”.</text:p>
      <text:p text:style-name="P19"><text:span text:style-name="T1">ex025 </text:span>→ SOMADOR MAIOR MENOR: <text:span text:style-name="T38">Elabore</text:span> um programa em que o usuário digite cinco valores e no final o programa apresente a soma total dos valores digitados, qual o maior valor e qual o menor valor digitado. Use a estrutura de repetição “while”.</text:p>
      <text:p text:style-name="P20"><text:span text:style-name="T1">ex026 </text:span>→ CONVERSÃO MOEDA N VEZES: Crie um programa em que o usuário faça conversões de moeda. O usuário deve escolher quantas conversões ele realizará antes de digitar o valor em real que ele tem. O valor em real deve ser convertido para dólar. Use a estrutura de repetição “while”.</text:p>
      <text:p text:style-name="P20"><text:span text:style-name="T1">ex027 </text:span>→ CONTADOR INTELIGENTE: Faça um programa em que o usuário digite o valor inicial e o valor final de uma contagem a ser mostrada pelo programa. Se o valor final for maior do que o inicial, a contagem será progressiva, caso contrário, a contagem será regressiva. Use a estrutura de repetição “while”.</text:p>
      <text:p text:style-name="P9"><text:soft-page-break/><text:span text:style-name="T1">ex028 </text:span>→ MELHOR ALUNO: Desenvolva um programa que receba a quantidade total de alunos de uma sala. Em seguida receba os nomes e notas desses alunos e no final mostre o aluno com a melhor nota e sua respectiva nota. <text:span text:style-name="T27">Use a estrutura de repetição “while”.</text:span></text:p>
      <text:p text:style-name="P21">ESTRUTURAS DE REPETIÇÃO - “<text:span text:style-name="T18">do”</text:span></text:p>
      <text:p text:style-name="P1"><text:span text:style-name="T1">ex029 </text:span>→ MINHA TABUADA: Desenvol<text:span text:style-name="T21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21">v</text:span>a um programa <text:span text:style-name="T14">que receba até cinco números e no final mostre quantos números negativos foram digitados. </text:span>Use o laço de repetição “do”.</text:p>
      <text:p text:style-name="P2"><text:span text:style-name="T8">ex03</text:span><text:span text:style-name="T9">1</text:span><text:span text:style-name="T8"> </text:span>→ FATORIAL: Desenvol<text:span text:style-name="T21">v</text:span>a um programa <text:span text:style-name="T15">em que o usuário digite um número e o programa mostre o fatorial desse número. </text:span>Use o laço de repetição “do”.</text:p>
      <text:p text:style-name="P3"><text:span text:style-name="T8">ex03</text:span><text:span text:style-name="T10">2</text:span><text:span text:style-name="T8"> </text:span><text:span text:style-name="T19">→ </text:span>FATORIAL REPETI<text:span text:style-name="T38">ÇÃ</text:span>O: Desenvol<text:span text:style-name="T21">v</text:span>a um programa <text:span text:style-name="T15">em que o usuário digite um número e o programa mostre o fatorial desse número e no final pergunte se o usuário quer repetir a operação. </text:span>Use o laço de repetição “do”.</text:p>
      <text:p text:style-name="P3"><text:span text:style-name="T8">ex03</text:span><text:span text:style-name="T10">3</text:span><text:span text:style-name="T8"> </text:span><text:span text:style-name="T19">→</text:span> NUMERO PRIMO: Desenvol<text:span text:style-name="T21">v</text:span>a um programa <text:span text:style-name="T15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8">ex03</text:span><text:span text:style-name="T10">4</text:span><text:span text:style-name="T1"> </text:span>→ SUPER CONTADOR: Desenvol<text:span text:style-name="T21">v</text:span>a um programa <text:span text:style-name="T15">em que o usuário escolha em um menu se quer contar de 0 a 10 ou de 10 a 0. </text:span>Use o laço de repetição “do”.</text:p>
      <text:p text:style-name="P5"><text:span text:style-name="T8">ex03</text:span><text:span text:style-name="T11">5</text:span><text:span text:style-name="T1"> </text:span>→ ESCOLHENDO PESSOAS: Desenvol<text:span text:style-name="T21">v</text:span>a um programa <text:span text:style-name="T15">em que realize o cadastro de homens e mulheres, suas idades e a cor da pele. No final mostre total de homens com mais de 18 anos e cabelos castanhos e o t</text:span>otal de mulheres entre 25 e 30 <text:span text:style-name="T16">anos</text:span> e cabelos loiros. <text:span text:style-name="T17">Menu da cor da pele: </text:span>Preto, Castanho, Loiro <text:span text:style-name="T17">e </text:span>Ruivo. Use o laço de repetição “do”.</text:p>
      <text:p text:style-name="P28">ESTRUTURAS DE REPETIÇÃO “<text:span text:style-name="T18">for”</text:span></text:p>
      <text:p text:style-name="P5"><text:span text:style-name="T8">ex03</text:span><text:span text:style-name="T12">6</text:span><text:span text:style-name="T1"> </text:span>→ CONTAR 1 ATE 10 PARA: Desenvol<text:span text:style-name="T21">v</text:span>a um programa <text:span text:style-name="T15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21">v</text:span>a um programa <text:span text:style-name="T15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21">v</text:span>a um programa <text:span text:style-name="T15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21">v</text:span>a um programa <text:span text:style-name="T15">em que o usuário digite até 6 valores e no final o programa apresente o total de valores entre 0 e 10; e a</text:span> soma d<text:span text:style-name="T22">esses</text:span> valores <text:span text:style-name="T22">entre 0 e 10 que forem</text:span> impares. <text:span text:style-name="T15">Use a estrutura de repetiçao “for”.</text:span></text:p>
      <text:p text:style-name="P8"><text:soft-page-break/><text:span text:style-name="T8">ex0</text:span><text:span text:style-name="T13">40</text:span><text:span text:style-name="T1"> </text:span>→ COMBINACOES: Desenvol<text:span text:style-name="T21">v</text:span>a um programa <text:span text:style-name="T15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21">v</text:span>a um programa <text:span text:style-name="T15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22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06T23:04:45.140008333</dc:date>
    <meta:editing-duration>PT7H33M49S</meta:editing-duration>
    <meta:editing-cycles>14</meta:editing-cycles>
    <meta:generator>LibreOffice/6.1.5.2$Linux_X86_64 LibreOffice_project/10$Build-2</meta:generator>
    <meta:document-statistic meta:table-count="1" meta:image-count="0" meta:object-count="0" meta:page-count="5" meta:paragraph-count="76" meta:word-count="1951" meta:character-count="10625" meta:non-whitespace-character-count="8745"/>
  </office:meta>
</office:document-meta>
</file>